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3pt" style:font-size-asian="13pt" style:font-size-complex="13pt"/>
    </style:style>
    <style:style style:name="P3" style:parent-style-name="Standard" style:family="paragraph">
      <style:text-properties fo:font-size="13pt" style:font-size-asian="13pt" style:font-size-complex="13pt"/>
    </style:style>
    <style:style style:name="P4" style:parent-style-name="Standard" style:family="paragraph">
      <style:text-properties fo:font-size="13pt" style:font-size-asian="13pt" style:font-size-complex="13pt"/>
    </style:style>
    <style:style style:name="P5" style:parent-style-name="Standard" style:family="paragraph">
      <style:text-properties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T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style:font-name="Aptos"/>
    </style:style>
    <style:style style:name="P10" style:parent-style-name="Standard" style:family="paragraph">
      <style:text-properties style:font-name="Aptos"/>
    </style:style>
    <style:style style:name="P11" style:parent-style-name="Standard" style:family="paragraph">
      <style:text-properties style:font-name="Aptos"/>
    </style:style>
    <style:style style:name="P1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</office:automatic-styles>
  <office:body>
    <office:text text:use-soft-page-breaks="true">
      <text:p text:style-name="P1">Name :<text:s/>Jayesh<text:s/>Patil</text:p>
      <text:p text:style-name="P2">Department : Computer Engineering</text:p>
      <text:p text:style-name="P3">Class : SE</text:p>
      <text:p text:style-name="P4">Division : C</text:p>
      <text:p text:style-name="P5">Roll No. : 47</text:p>
      <text:p text:style-name="P6">Subject : Fundamentals of Data Structure</text:p>
      <text:p text:style-name="Standard"/>
      <text:p text:style-name="Standard"><text:tab/><text:tab/><text:tab/><text:tab/><text:tab/><text:span text:style-name="T7">Assignment –5</text:span></text:p>
      <text:p text:style-name="Standard"><text:span text:style-name="T8">PROGRAM STATEMENT:<text:s/></text:span><text:span text:style-name="T9">Write a Python program to store first year percentage of students in array. Write function for sorting array of floating-point numbers in ascending order using a) Selection Sort<text:s/></text:span></text:p>
      <text:p text:style-name="P10">b) Bubble sort and display top five scores</text:p>
      <text:p text:style-name="P11"/>
      <text:p text:style-name="P12">PROGRAM:</text:p>
      <text:p text:style-name="Standard">def accept_array(A): <text:s text:c="12"/>#accept function that accept data from user</text:p>
      <text:p text:style-name="Standard"><text:s text:c="2"/>print()</text:p>
      <text:p text:style-name="Standard"><text:s text:c="2"/>print("----ENTER THE DATA IN THE SORTED ORDER----")</text:p>
      <text:p text:style-name="Standard"><text:s text:c="2"/>print()</text:p>
      <text:p text:style-name="Standard"><text:s text:c="2"/>n=int(input("Enter the total no. of students:="))</text:p>
      <text:p text:style-name="Standard"><text:s text:c="2"/>for i in range(n):</text:p>
      <text:p text:style-name="Standard"><text:s text:c="4"/>print()</text:p>
      <text:p text:style-name="Standard"><text:s text:c="4"/>print("Enter the data of student %d:"%(i+1))</text:p>
      <text:p text:style-name="Standard"><text:s text:c="4"/>name=input("Enter the name:=")</text:p>
      <text:p text:style-name="Standard"><text:s text:c="4"/>mobile=input("Enter the mobile no:=")</text:p>
      <text:p text:style-name="Standard"><text:s text:c="4"/>print()</text:p>
      <text:p text:style-name="Standard"><text:s text:c="4"/>x=[name,mobile]</text:p>
      <text:p text:style-name="Standard"><text:s text:c="4"/>A.append(x)</text:p>
      <text:p text:style-name="Standard"><text:s text:c="2"/>print("Data accepted successfully")</text:p>
      <text:p text:style-name="Standard"><text:s text:c="2"/>return n</text:p>
      <text:p text:style-name="Standard"/>
      <text:p text:style-name="Standard">def display(A,n): <text:s text:c="15"/>#display function <text:s/></text:p>
      <text:p text:style-name="Standard"><text:s text:c="2"/>print("----DATABASE IS-----")</text:p>
      <text:p text:style-name="Standard"><text:s text:c="2"/>print()</text:p>
      <text:p text:style-name="Standard"><text:s text:c="2"/>if(n==0):</text:p>
      <text:p text:style-name="Standard"><text:s text:c="4"/>print("\n NO DATA FOUND")</text:p>
      <text:p text:style-name="Standard"><text:s text:c="2"/>else:</text:p>
      <text:p text:style-name="Standard"><text:s text:c="4"/>for i in range(n):</text:p>
      <text:p text:style-name="Standard"><text:s text:c="6"/>print("STUDENT %d:=%10s %s"%((i+1),A[i][0],A[i][1]))</text:p>
      <text:p text:style-name="Standard"><text:s text:c="4"/>print("\n") <text:s/></text:p>
      <text:p text:style-name="Standard"><text:s text:c="2"/></text:p>
      <text:p text:style-name="Standard"/>
      <text:p text:style-name="Standard"><text:s text:c="4"/>#X is the key that is used to be find in the array</text:p>
      <text:p text:style-name="Standard">def recursive_binary_Search(A,s,l,X): <text:s text:c="26"/>#recursive binary Search function</text:p>
      <text:p text:style-name="Standard"><text:s text:c="2"/>if(s&lt;=l):</text:p>
      <text:p text:style-name="Standard"><text:s text:c="4"/>mid=int((s+l)/2)</text:p>
      <text:p text:style-name="Standard"><text:s text:c="4"/>if(A[mid][0]==X):</text:p>
      <text:p text:style-name="Standard"><text:s text:c="6"/>return mid</text:p>
      <text:p text:style-name="Standard"><text:s text:c="4"/>elif(A[mid][0]&gt;X):</text:p>
      <text:p text:style-name="Standard"><text:s text:c="6"/>return <text:s/>recursive_binary_Search(A,s,mid-1,X) <text:s text:c="6"/>#recursive calling to function</text:p>
      <text:p text:style-name="Standard"><text:s text:c="4"/>else: <text:s text:c="3"/></text:p>
      <text:p text:style-name="Standard"><text:s text:c="6"/>return recursive_binary_Search(A,mid+1,l,X) <text:s text:c="6"/>#recursive calling to function</text:p>
      <text:soft-page-break/>
      <text:p text:style-name="Standard"><text:s text:c="2"/>return -1 <text:s text:c="72"/>#return -1 if not found</text:p>
      <text:p text:style-name="Standard"><text:s/></text:p>
      <text:p text:style-name="Standard"/>
      <text:p text:style-name="Standard"/>
      <text:p text:style-name="Standard"/>
      <text:p text:style-name="Standard">def iterative_binary_Search(A,n,X): <text:s text:c="15"/>#iterative binary Search function</text:p>
      <text:p text:style-name="Standard"><text:s text:c="3"/>s=0;</text:p>
      <text:p text:style-name="Standard"><text:s text:c="3"/>l=n-1</text:p>
      <text:p text:style-name="Standard"><text:s text:c="3"/>while(s&lt;=l): <text:s text:c="4"/></text:p>
      <text:p text:style-name="Standard"><text:s text:c="5"/>mid=int((s+l)/2)</text:p>
      <text:p text:style-name="Standard"><text:s text:c="5"/>if(A[mid][0]==X):</text:p>
      <text:p text:style-name="Standard"><text:s text:c="8"/>return mid <text:s text:c="9"/></text:p>
      <text:p text:style-name="Standard"><text:s text:c="5"/>else:</text:p>
      <text:p text:style-name="Standard"><text:s text:c="7"/>if(X&lt;A[mid][0]):</text:p>
      <text:p text:style-name="Standard"><text:s text:c="11"/>l=mid-1</text:p>
      <text:p text:style-name="Standard"><text:s text:c="7"/>else:</text:p>
      <text:p text:style-name="Standard"><text:s text:c="11"/>s=mid+1</text:p>
      <text:p text:style-name="Standard"><text:s text:c="3"/>return -1 <text:s text:c="24"/>#return -1 if not found</text:p>
      <text:p text:style-name="Standard"><text:s text:c="18"/></text:p>
      <text:p text:style-name="Standard">def Fibonacci_Search(A,n,X) : <text:s text:c="7"/>#Fibonacci Search function</text:p>
      <text:p text:style-name="Standard"><text:s text:c="3"/>f1 = 0</text:p>
      <text:p text:style-name="Standard"><text:s text:c="3"/>f2 = 1</text:p>
      <text:p text:style-name="Standard"><text:s text:c="3"/>f3 = f1 + f2</text:p>
      <text:p text:style-name="Standard"><text:s text:c="3"/>offset = -1</text:p>
      <text:p text:style-name="Standard"><text:s text:c="3"/>while (f3 &lt; n) :</text:p>
      <text:p text:style-name="Standard"><text:s text:c="6"/>f1 = f2</text:p>
      <text:p text:style-name="Standard"><text:s text:c="6"/>f2 = f3</text:p>
      <text:p text:style-name="Standard"><text:s text:c="6"/>f3 <text:s/>= f1 + f2</text:p>
      <text:p text:style-name="Standard"><text:s text:c="3"/>while (f3 &gt; 1) :</text:p>
      <text:p text:style-name="Standard"><text:s text:c="6"/>i = min(offset+f1, n-1)</text:p>
      <text:p text:style-name="Standard"><text:s text:c="6"/>if(A[i][0] == X) :</text:p>
      <text:p text:style-name="Standard"><text:s text:c="9"/>return i <text:s text:c="7"/></text:p>
      <text:p text:style-name="Standard"><text:s text:c="6"/>else :</text:p>
      <text:p text:style-name="Standard"><text:s text:c="9"/>if (X &lt; A[i][0] ) : <text:s/></text:p>
      <text:p text:style-name="Standard"><text:s text:c="12"/>f3 <text:s/>= f1</text:p>
      <text:p text:style-name="Standard"><text:s text:c="12"/>f2 = f2 - f1</text:p>
      <text:p text:style-name="Standard"><text:s text:c="12"/>f1 = f3 - f2</text:p>
      <text:p text:style-name="Standard"><text:s text:c="9"/>else : <text:s text:c="4"/></text:p>
      <text:p text:style-name="Standard"><text:s text:c="12"/>f3 <text:s/>= f2</text:p>
      <text:p text:style-name="Standard"><text:s text:c="12"/>f2 = f1</text:p>
      <text:p text:style-name="Standard"><text:s text:c="12"/>f1 = f3 - f2</text:p>
      <text:p text:style-name="Standard"><text:s text:c="12"/>offset = i</text:p>
      <text:p text:style-name="Standard"><text:s text:c="3"/>if(f2 == 1 and (offset+1) &lt; n and A[offset + 1][0] == X) : <text:s text:c="5"/></text:p>
      <text:p text:style-name="Standard"><text:s text:c="6"/>return offset+1 <text:s text:c="3"/></text:p>
      <text:p text:style-name="Standard"><text:s text:c="3"/>return -1 <text:s text:c="17"/>#return -1 if not found</text:p>
      <text:p text:style-name="Standard"/>
      <text:p text:style-name="Standard">#inserting new element in data if not found <text:s/></text:p>
      <text:p text:style-name="Standard">def insert_friend(A,n,X):</text:p>
      <text:p text:style-name="Standard"><text:s text:c="3"/>Mob=input("enter the mobile number of the friend:")</text:p>
      <text:p text:style-name="Standard"><text:s text:c="3"/>Y=[X,Mob]</text:p>
      <text:p text:style-name="Standard"><text:s text:c="3"/>A.append(Y)</text:p>
      <text:p text:style-name="Standard"><text:s text:c="3"/>j=n-1</text:p>
      <text:soft-page-break/>
      <text:p text:style-name="Standard"><text:s text:c="3"/>while(j&gt;=0):</text:p>
      <text:p text:style-name="Standard"><text:s text:c="5"/>if(A[j][0]&lt;=X):</text:p>
      <text:p text:style-name="Standard"><text:s text:c="7"/>break</text:p>
      <text:p text:style-name="Standard"><text:s text:c="5"/>else:</text:p>
      <text:p text:style-name="Standard"><text:s text:c="7"/>A[j+1][0]=A[j][0]</text:p>
      <text:p text:style-name="Standard"><text:s text:c="5"/>j=j-1</text:p>
      <text:p text:style-name="Standard"><text:s text:c="3"/>A[j+1][0]=X</text:p>
      <text:p text:style-name="Standard"><text:s text:c="3"/>print("\nfriend <text:s/>added in the database")</text:p>
      <text:p text:style-name="Standard"><text:s text:c="3"/>display(A,n+1)</text:p>
      <text:p text:style-name="Standard"><text:s text:c="9"/></text:p>
      <text:p text:style-name="Standard">def main(): <text:s text:c="17"/>#main function</text:p>
      <text:p text:style-name="Standard"><text:s text:c="3"/>while True:</text:p>
      <text:p text:style-name="Standard"><text:s text:c="4"/>print("1.Accept Students Info")</text:p>
      <text:p text:style-name="Standard"><text:s text:c="4"/>print("2.Display Students Info")</text:p>
      <text:p text:style-name="Standard"><text:s text:c="4"/>print("3.Itreative Binary search")</text:p>
      <text:p text:style-name="Standard"><text:s text:c="4"/>print("4.Recursive Binary Search")</text:p>
      <text:p text:style-name="Standard"><text:s text:c="4"/>print("5.Fibonacci Search")</text:p>
      <text:p text:style-name="Standard"><text:s text:c="4"/>print("6.Exit")</text:p>
      <text:p text:style-name="Standard"><text:s text:c="4"/>ch=int(input("Enter your Choice:"))</text:p>
      <text:p text:style-name="Standard"><text:s text:c="4"/>if(ch==1):</text:p>
      <text:p text:style-name="Standard"><text:s text:c="6"/>A=[]</text:p>
      <text:p text:style-name="Standard"><text:s text:c="6"/>n=accept_array(A)</text:p>
      <text:p text:style-name="Standard"><text:s text:c="4"/>elif(ch==2): <text:s/></text:p>
      <text:p text:style-name="Standard"><text:s text:c="6"/>display(A,n)</text:p>
      <text:p text:style-name="Standard"><text:s text:c="4"/>elif(ch==3):</text:p>
      <text:p text:style-name="Standard"><text:s text:c="6"/>X=input("Enter the name of the student that need to be search:=")</text:p>
      <text:p text:style-name="Standard"><text:s text:c="6"/>flag=iterative_binary_Search(A,n,X) <text:s text:c="37"/>#calling a function</text:p>
      <text:p text:style-name="Standard"><text:s text:c="6"/>if(flag==-1):</text:p>
      <text:p text:style-name="Standard"><text:s text:c="9"/>print("\n DATA NOT FOUND")</text:p>
      <text:p text:style-name="Standard"><text:s text:c="9"/>insert_friend(A,n,X)</text:p>
      <text:p text:style-name="Standard"><text:s text:c="9"/>n=n+1 <text:s text:c="49"/>#increment by one due to one data added</text:p>
      <text:p text:style-name="Standard"><text:s text:c="6"/>else:</text:p>
      <text:p text:style-name="Standard"><text:s text:c="9"/>print("\n LOCATION IS FOUND AT:= %d"%(flag+1)) <text:s/></text:p>
      <text:p text:style-name="Standard"><text:s text:c="4"/>elif (ch==4):</text:p>
      <text:p text:style-name="Standard"><text:s text:c="6"/>X=input("Enter the name of the student that need to be search:=")</text:p>
      <text:p text:style-name="Standard"><text:s text:c="6"/>flag=recursive_binary_Search(A,0,n-1,X) <text:s text:c="34"/>#calling a function</text:p>
      <text:p text:style-name="Standard"><text:s text:c="6"/>if(flag==-1):</text:p>
      <text:p text:style-name="Standard"><text:s text:c="9"/>print("\n DATA NOT FOUND")</text:p>
      <text:p text:style-name="Standard"><text:s text:c="9"/>insert_friend(A,n,X)</text:p>
      <text:p text:style-name="Standard"><text:s text:c="9"/>n=n+1</text:p>
      <text:p text:style-name="Standard"><text:s text:c="6"/>else:</text:p>
      <text:p text:style-name="Standard"><text:s text:c="9"/>print("\n LOCATION IS FOUND AT:= %d"%(flag+1)) <text:s text:c="6"/></text:p>
      <text:p text:style-name="Standard"><text:s text:c="4"/>elif(ch==5):</text:p>
      <text:p text:style-name="Standard"><text:s text:c="6"/>X=input("Enter the name of the student that need to be search:=")</text:p>
      <text:p text:style-name="Standard"><text:s text:c="6"/>flag <text:s/>= Fibonacci_Search(A,n,X) <text:s text:c="44"/>#calling a function</text:p>
      <text:p text:style-name="Standard"><text:s text:c="6"/>if(flag == -1) :</text:p>
      <text:p text:style-name="Standard"><text:s text:c="9"/>print("\n DATA NOT FOUND")</text:p>
      <text:p text:style-name="Standard"><text:s text:c="9"/>insert_friend(A,n,X) <text:s text:c="54"/>#calling a function</text:p>
      <text:p text:style-name="Standard"><text:s text:c="9"/>n=n+1 <text:s text:c="10"/>#increment by 1 due to 1 data added in the database</text:p>
      <text:p text:style-name="Standard"><text:s text:c="6"/>else :</text:p>
      <text:p text:style-name="Standard"><text:s text:c="9"/>print("\n LOCATION IS FOUND AT:= %d"%(flag+1)) <text:s/></text:p>
      <text:p text:style-name="Standard"><text:s text:c="4"/>else:</text:p>
      <text:soft-page-break/>
      <text:p text:style-name="Standard"><text:s text:c="6"/>print("End of the program")</text:p>
      <text:p text:style-name="Standard"><text:s text:c="6"/>quit()</text:p>
      <text:p text:style-name="Standard"/>
      <text:p text:style-name="Standard">main() <text:s text:c="6"/>#calling main function</text:p>
      <text:p text:style-name="Standard"/>
      <text:p text:style-name="P13">OUTPUT:-</text:p>
      <text:p text:style-name="Standard"/>
      <text:p text:style-name="Standard">(base) tpo@tpo-Vostro-3902:~$ cd SEC48</text:p>
      <text:p text:style-name="Standard">(base) tpo@tpo-Vostro-3902:~/SEC48$ python3 Assign5.py</text:p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1</text:p>
      <text:p text:style-name="Standard"/>
      <text:p text:style-name="Standard">----ENTER THE DATA IN THE SORTED ORDER----</text:p>
      <text:p text:style-name="Standard"/>
      <text:p text:style-name="Standard">Enter the total no. of students:=5</text:p>
      <text:p text:style-name="Standard"/>
      <text:p text:style-name="Standard">Enter the data of student 1:</text:p>
      <text:p text:style-name="Standard">Enter the name:=aditya</text:p>
      <text:p text:style-name="Standard">Enter the mobile no:=7562456981</text:p>
      <text:p text:style-name="Standard"/>
      <text:p text:style-name="Standard">Enter the data of student 2:</text:p>
      <text:p text:style-name="Standard">Enter the name:=deepak</text:p>
      <text:p text:style-name="Standard">Enter the mobile no:=7816912145</text:p>
      <text:p text:style-name="Standard"/>
      <text:p text:style-name="Standard">Enter the data of student 3:</text:p>
      <text:p text:style-name="Standard">Enter the name:=harsh</text:p>
      <text:p text:style-name="Standard">Enter the mobile no:=7852169412</text:p>
      <text:p text:style-name="Standard"/>
      <text:p text:style-name="Standard">Enter the data of student 4:</text:p>
      <text:p text:style-name="Standard">Enter the name:=imran</text:p>
      <text:p text:style-name="Standard">Enter the mobile no:=4787452165</text:p>
      <text:p text:style-name="Standard"/>
      <text:p text:style-name="Standard">Enter the data of student 5:</text:p>
      <text:p text:style-name="Standard">Enter the name:=jeevan</text:p>
      <text:p text:style-name="Standard">Enter the mobile no:=74845166452</text:p>
      <text:p text:style-name="Standard"/>
      <text:p text:style-name="Standard">Data accepted successfully</text:p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2</text:p>
      <text:p text:style-name="Standard"/>
      <text:p text:style-name="Standard">----DATABASE IS-----</text:p>
      <text:p text:style-name="Standard"/>
      <text:soft-page-break/>
      <text:p text:style-name="Standard">STUDENT 1:= <text:s/>aditya 7562456981</text:p>
      <text:p text:style-name="Standard">STUDENT 2:= <text:s/>deepak 7816912145</text:p>
      <text:p text:style-name="Standard">STUDENT 3:= <text:s/>harsh 7852169412</text:p>
      <text:p text:style-name="Standard">STUDENT 4:= <text:s/>imran 4787452165</text:p>
      <text:p text:style-name="Standard">STUDENT 5:= <text:s/>jeevan 74845166452</text:p>
      <text:p text:style-name="Standard"/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3</text:p>
      <text:p text:style-name="Standard">Enter the name of the student that need to be search:=deepak</text:p>
      <text:p text:style-name="Standard"/>
      <text:p text:style-name="Standard"><text:s/>LOCATION IS FOUND AT:= 2</text:p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4</text:p>
      <text:p text:style-name="Standard">Enter the name of the student that need to be search:=harsh</text:p>
      <text:p text:style-name="Standard"/>
      <text:p text:style-name="Standard"><text:s/>LOCATION IS FOUND AT:= 3</text:p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5</text:p>
      <text:p text:style-name="Standard">Enter the name of the student that need to be search:=imran</text:p>
      <text:p text:style-name="Standard"/>
      <text:p text:style-name="Standard"><text:s/>LOCATION IS FOUND AT:= 4</text:p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5</text:p>
      <text:p text:style-name="Standard">Enter the name of the student that need to be search:=sanket</text:p>
      <text:p text:style-name="Standard"/>
      <text:p text:style-name="Standard"><text:s/>DATA NOT FOUND</text:p>
      <text:p text:style-name="Standard">enter the mobile number of the friend:7854123645</text:p>
      <text:p text:style-name="Standard"/>
      <text:p text:style-name="Standard">friend <text:s/>added in the database</text:p>
      <text:p text:style-name="Standard"/>
      <text:p text:style-name="Standard">----DATABASE IS-----</text:p>
      <text:p text:style-name="Standard"/>
      <text:soft-page-break/>
      <text:p text:style-name="Standard">STUDENT 1:= <text:s/>aditya 7562456981</text:p>
      <text:p text:style-name="Standard">STUDENT 2:= <text:s/>deepak 7816912145</text:p>
      <text:p text:style-name="Standard">STUDENT 3:= <text:s/>harsh 7852169412</text:p>
      <text:p text:style-name="Standard">STUDENT 4:= <text:s/>imran 4787452165</text:p>
      <text:p text:style-name="Standard">STUDENT 5:= <text:s/>jeevan 74845166452</text:p>
      <text:p text:style-name="Standard">STUDENT 6:= <text:s text:c="3"/>sanket 7854123645</text:p>
      <text:p text:style-name="Standard"/>
      <text:p text:style-name="Standard">1.Accept Students Info</text:p>
      <text:p text:style-name="Standard">2.Display Students Info</text:p>
      <text:p text:style-name="Standard">3.Itreative Binary search</text:p>
      <text:p text:style-name="Standard">4.Recursive Binary Search</text:p>
      <text:p text:style-name="Standard">5.Fibonacci Search</text:p>
      <text:p text:style-name="Standard">6.Exit</text:p>
      <text:p text:style-name="Standard">Enter your Choice:6</text:p>
      <text:p text:style-name="Standard">End of the progra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ptos" svg:font-family="Apto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4687in" fo:margin-bottom="0.7875in" fo:margin-right="0.6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ree</meta:initial-creator>
    <dc:creator>Shree</dc:creator>
    <meta:creation-date>2024-08-16T16:00:00Z</meta:creation-date>
    <dc:date>2024-08-16T16:00:00Z</dc:date>
    <meta:template xlink:href="Normal" xlink:type="simple"/>
    <meta:editing-cycles>2</meta:editing-cycles>
    <meta:editing-duration>PT60S</meta:editing-duration>
    <meta:document-statistic meta:page-count="6" meta:paragraph-count="14" meta:word-count="1091" meta:character-count="7298" meta:row-count="51" meta:non-whitespace-character-count="6221"/>
  </office:meta>
</office:document-meta>
</file>